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fd4f" officeooo:paragraph-rsid="0012fd4f"/>
    </style:style>
    <style:style style:name="P2" style:family="paragraph" style:parent-style-name="Standard">
      <style:text-properties officeooo:rsid="0014ac29" officeooo:paragraph-rsid="0014ac29"/>
    </style:style>
    <style:style style:name="T1" style:family="text">
      <style:text-properties officeooo:rsid="001656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ber Challenge Spring 2023 CTF – Wireshark</text:p>
      <text:p text:style-name="P2">Michael Chandler</text:p>
      <text:p text:style-name="P2"/>
      <text:p text:style-name="P2">Wireshark, Wireshark! For hackers it is their means to spy on network packets, ping IP address ranges, and pull back the curtain. For cyber folks such as I, it is a series of internet packet snapshots, complete with IP addresses and many other details.</text:p>
      <text:p text:style-name="P2"><text:tab/>If this intermediate-level CTF is anything to judge by, I still have room to improve. Certain questions asked simply which IP address the attack originated from, and even that gave me pause. How long did so-and-so port scan or ARP sniffing/poisoning last? Sadly my Wireshark PDF did not seem to have this information.</text:p>
      <text:p text:style-name="P2"><text:tab/>It is a kind reminder: cybersecurity is chiefly research. Every network is a puzzle without a picture-guide; creative thinking is a must. I have logged above questions and more for googling, as well as looking into cyber range for actively practicing these attacks and either detecting or defending from them. Moore’s Law is clear that computing power grows annually; add that Microsoft released Windows 11 recently and it is plain: ongoing education is a must.</text:p>
      <text:p text:style-name="P2"><text:tab/>Having seen how my preparations for the CTF came up short, yes. Do more CTFs? Prudent choice: businesses, by all accounts, watch them for potential talent. It is a real-world chance to test my skills, see where they are excellent and where room to improve. Definitely ask of other cybersecurity professionals (and hopefuls) what they recommend/use.</text:p>
      <text:p text:style-name="P2"/>
      <text:p text:style-name="P2">Can confidently say on this matter that perhaps my associate’s in cybersecurity and Sec+ certification are insufficient. CyberUp stated repeated these are sufficient to get a cybersecurity apprenticeship, yet to date my efforts to get one proved fruitless. If the 30 Wireshark questions tripped me up, then that would be hard proof that my education thus far is insufficient.</text:p>
      <text:p text:style-name="P2"><text:tab/>Who’ll hire a man that names only his education and certification as qualifications? Remember interviewing with a cybersecurity team lead, and when asked his opinion on better candidate if have one that went to cyber bootcamp vs. one that is self-taught, he said it is always the self-taught candidate who wins. <text:span text:style-name="T1">After this weekend’s CTF and a lot of thought, it is clear I too must become self-taught.</text:span></text:p>
      <text:p text:style-name="P2"><text:tab/><text:span text:style-name="T1">Cyber range? Definitely, a means to practice without endangering anyone’s computer. Infosec.com website for seminars? Sure, add in CompTIA too. IT conferences? Yes, search by state, and register for ones that can fit around my full-time job. Network with other cyber professionals? Absolutely, as it is clear all employers want experienced candidates; few are willing to take fresh blood since the risk of their rookie mistakes can be far too severe.</text:span></text:p>
      <text:p text:style-name="P2"><text:tab/><text:span text:style-name="T1">Yes, it was indeed frustrating to consider my prior investment—took significant effort and time—isn’t good enough. Obstacle still blocks me. Consider too, every barrier is a test of character and commitment. Am I content to be akin to couch potatoes that complain how life isn’t fair, I should be given high-paying job that’s easy, and other laziness? Or wish I to study the barrier, learn its nature so that I can devise a way to defeat it and achieve the goal?</text:span></text:p>
      <text:p text:style-name="P2"><text:tab/><text:span text:style-name="T1">As a future SOC analyst, know my answer: I will peruse cybersecurity professionals’ accounts of how they got in, such as Stephen Semmelroth, and learn what experience is required. I will see what certifications matter and acquire them. I will attend IT/Cyber conferences to meet fellow professionals that may know a cyber job potentially for me.</text:span></text:p>
      <text:p text:style-name="P2"><text:tab/></text:p>
      <text:p text:style-name="P2">“<text:span text:style-name="T1">Pray, hope, and don’t worry” - <text:s/>St. Padre P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3T11:52:52.012000000</meta:creation-date>
    <dc:date>2023-03-13T17:19:43.116000000</dc:date>
    <meta:editing-duration>PT9M49S</meta:editing-duration>
    <meta:editing-cycles>2</meta:editing-cycles>
    <meta:generator>LibreOffice/7.3.2.2$Windows_X86_64 LibreOffice_project/49f2b1bff42cfccbd8f788c8dc32c1c309559be0</meta:generator>
    <meta:document-statistic meta:table-count="0" meta:image-count="0" meta:object-count="0" meta:page-count="1" meta:paragraph-count="13" meta:word-count="582" meta:character-count="3524" meta:non-whitespace-character-count="2946"/>
  </office:meta>
</office:document-meta>
</file>